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Text_20_body">
      <style:text-properties officeooo:rsid="000591e6" officeooo:paragraph-rsid="003c15c4"/>
    </style:style>
    <style:style style:name="P12" style:family="paragraph" style:parent-style-name="Text_20_body">
      <style:text-properties officeooo:rsid="003e41d2" officeooo:paragraph-rsid="003e41d2"/>
    </style:style>
    <style:style style:name="P13" style:family="paragraph" style:parent-style-name="Standard">
      <style:text-properties officeooo:rsid="0006e9bb" officeooo:paragraph-rsid="0006e9bb"/>
    </style:style>
    <style:style style:name="P14" style:family="paragraph" style:parent-style-name="Standard">
      <style:text-properties officeooo:rsid="00088e59" officeooo:paragraph-rsid="00088e59"/>
    </style:style>
    <style:style style:name="P15" style:family="paragraph" style:parent-style-name="Standard">
      <style:text-properties fo:font-weight="bold" officeooo:rsid="00088e59" officeooo:paragraph-rsid="00088e59" style:font-weight-asian="bold" style:font-weight-complex="bold"/>
    </style:style>
    <style:style style:name="P16" style:family="paragraph" style:parent-style-name="Standard">
      <style:text-properties fo:font-weight="bold" officeooo:rsid="000a15e2" officeooo:paragraph-rsid="000a15e2" style:font-weight-asian="bold" style:font-weight-complex="bold"/>
    </style:style>
    <style:style style:name="P17" style:family="paragraph" style:parent-style-name="Standard">
      <style:text-properties fo:font-weight="bold" officeooo:rsid="000f3abe" officeooo:paragraph-rsid="003c15c4" style:font-weight-asian="bold" style:font-weight-complex="bold"/>
    </style:style>
    <style:style style:name="P18" style:family="paragraph" style:parent-style-name="Standard">
      <style:text-properties fo:font-weight="bold" officeooo:rsid="001da67d" officeooo:paragraph-rsid="003c15c4" style:font-weight-asian="bold" style:font-weight-complex="bold"/>
    </style:style>
    <style:style style:name="P19" style:family="paragraph" style:parent-style-name="Standard">
      <style:text-properties fo:font-weight="bold" officeooo:rsid="002073bd" officeooo:paragraph-rsid="003c15c4" style:font-weight-asian="bold" style:font-weight-complex="bold"/>
    </style:style>
    <style:style style:name="P20" style:family="paragraph" style:parent-style-name="Standard">
      <style:text-properties fo:font-weight="bold" officeooo:rsid="0017078a" officeooo:paragraph-rsid="003c15c4" style:font-weight-asian="bold" style:font-weight-complex="bold"/>
    </style:style>
    <style:style style:name="P21"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22"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23"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24"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25" style:family="paragraph" style:parent-style-name="Standard">
      <style:text-properties officeooo:paragraph-rsid="001f2ccf"/>
    </style:style>
    <style:style style:name="P26" style:family="paragraph" style:parent-style-name="Standard">
      <style:text-properties officeooo:rsid="000bd9e9" officeooo:paragraph-rsid="003c15c4"/>
    </style:style>
    <style:style style:name="P27" style:family="paragraph" style:parent-style-name="Standard">
      <style:text-properties officeooo:rsid="00249fa3" officeooo:paragraph-rsid="003c15c4"/>
    </style:style>
    <style:style style:name="P28" style:family="paragraph" style:parent-style-name="Standard">
      <style:text-properties officeooo:rsid="0016d0ed" officeooo:paragraph-rsid="003c15c4"/>
    </style:style>
    <style:style style:name="P29" style:family="paragraph" style:parent-style-name="Standard">
      <style:text-properties officeooo:rsid="00092df1" officeooo:paragraph-rsid="003c15c4"/>
    </style:style>
    <style:style style:name="P30" style:family="paragraph" style:parent-style-name="Standard">
      <style:text-properties officeooo:rsid="000d7d26" officeooo:paragraph-rsid="003c15c4"/>
    </style:style>
    <style:style style:name="P31" style:family="paragraph" style:parent-style-name="Standard">
      <style:text-properties officeooo:rsid="00110ed4" officeooo:paragraph-rsid="003c15c4"/>
    </style:style>
    <style:style style:name="P32" style:family="paragraph" style:parent-style-name="Standard">
      <style:text-properties officeooo:rsid="000f3abe" officeooo:paragraph-rsid="003c15c4"/>
    </style:style>
    <style:style style:name="P33" style:family="paragraph" style:parent-style-name="Standard">
      <style:text-properties officeooo:rsid="0018874d" officeooo:paragraph-rsid="003c15c4"/>
    </style:style>
    <style:style style:name="P34" style:family="paragraph" style:parent-style-name="Standard">
      <style:text-properties officeooo:rsid="00194747" officeooo:paragraph-rsid="003c15c4"/>
    </style:style>
    <style:style style:name="P35" style:family="paragraph" style:parent-style-name="Standard">
      <style:text-properties fo:font-weight="normal" officeooo:rsid="0016e5f3" officeooo:paragraph-rsid="003c15c4" style:font-weight-asian="normal" style:font-weight-complex="normal"/>
    </style:style>
    <style:style style:name="P36" style:family="paragraph" style:parent-style-name="Standard">
      <style:text-properties fo:font-weight="normal" officeooo:rsid="00194747" officeooo:paragraph-rsid="003c15c4" style:font-weight-asian="normal" style:font-weight-complex="normal"/>
    </style:style>
    <style:style style:name="P37" style:family="paragraph" style:parent-style-name="Standard">
      <style:text-properties fo:font-weight="normal" officeooo:rsid="0018874d" officeooo:paragraph-rsid="003c15c4" style:font-weight-asian="normal" style:font-weight-complex="normal"/>
    </style:style>
    <style:style style:name="P38" style:family="paragraph" style:parent-style-name="Standard">
      <style:text-properties fo:font-weight="normal" officeooo:rsid="0019edbb" officeooo:paragraph-rsid="003c15c4" style:font-weight-asian="normal" style:font-weight-complex="normal"/>
    </style:style>
    <style:style style:name="P39" style:family="paragraph" style:parent-style-name="Standard">
      <style:text-properties fo:font-weight="normal" officeooo:rsid="000f3abe" officeooo:paragraph-rsid="003c15c4" style:font-weight-asian="normal" style:font-weight-complex="normal"/>
    </style:style>
    <style:style style:name="P40" style:family="paragraph" style:parent-style-name="Standard">
      <style:text-properties fo:font-weight="normal" officeooo:rsid="002073bd" officeooo:paragraph-rsid="003c15c4" style:font-weight-asian="normal" style:font-weight-complex="normal"/>
    </style:style>
    <style:style style:name="P41" style:family="paragraph" style:parent-style-name="Standard">
      <style:text-properties fo:font-weight="normal" officeooo:rsid="0023d73b" officeooo:paragraph-rsid="003c15c4" style:font-weight-asian="normal" style:font-weight-complex="normal"/>
    </style:style>
    <style:style style:name="P42"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3"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4"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45" style:family="paragraph" style:parent-style-name="Standard">
      <style:text-properties officeooo:rsid="000404f0" officeooo:paragraph-rsid="003c15c4"/>
    </style:style>
    <style:style style:name="P46" style:family="paragraph" style:parent-style-name="Standard">
      <style:text-properties officeooo:rsid="0016bfd8" officeooo:paragraph-rsid="003c15c4"/>
    </style:style>
    <style:style style:name="P47" style:family="paragraph" style:parent-style-name="Standard">
      <style:text-properties officeooo:rsid="0017078a" officeooo:paragraph-rsid="003c15c4"/>
    </style:style>
    <style:style style:name="P48" style:family="paragraph" style:parent-style-name="Standard">
      <style:text-properties officeooo:rsid="00172fbd" officeooo:paragraph-rsid="003c15c4"/>
    </style:style>
    <style:style style:name="P49" style:family="paragraph" style:parent-style-name="Standard">
      <style:text-properties officeooo:rsid="0018ced7" officeooo:paragraph-rsid="003c15c4"/>
    </style:style>
    <style:style style:name="P50" style:family="paragraph" style:parent-style-name="Standard">
      <style:text-properties officeooo:rsid="00207ed3" officeooo:paragraph-rsid="003c15c4"/>
    </style:style>
    <style:style style:name="P51" style:family="paragraph" style:parent-style-name="Standard">
      <style:text-properties officeooo:rsid="001ac20e" officeooo:paragraph-rsid="003c15c4"/>
    </style:style>
    <style:style style:name="P52" style:family="paragraph" style:parent-style-name="Standard">
      <style:text-properties officeooo:rsid="001ba44f" officeooo:paragraph-rsid="003c15c4"/>
    </style:style>
    <style:style style:name="P53" style:family="paragraph" style:parent-style-name="Standard">
      <style:text-properties officeooo:rsid="001e8147" officeooo:paragraph-rsid="003c15c4"/>
    </style:style>
    <style:style style:name="P54" style:family="paragraph" style:parent-style-name="Standard">
      <style:text-properties officeooo:paragraph-rsid="003c15c4"/>
    </style:style>
    <style:style style:name="P55" style:family="paragraph" style:parent-style-name="Standard">
      <style:paragraph-properties fo:margin-top="0cm" fo:margin-bottom="0.499cm" loext:contextual-spacing="false"/>
    </style:style>
    <style:style style:name="P56"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57"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58" style:family="paragraph" style:parent-style-name="Heading_20_1">
      <style:paragraph-properties fo:break-before="page"/>
    </style:style>
    <style:style style:name="P59" style:family="paragraph" style:parent-style-name="Standard">
      <style:paragraph-properties fo:margin-left="0cm" fo:margin-right="0cm" fo:text-align="start" style:justify-single-word="false" fo:text-indent="0cm" style:auto-text-indent="false"/>
      <style:text-properties officeooo:paragraph-rsid="003c15c4"/>
    </style:style>
    <style:style style:name="P60" style:family="paragraph" style:parent-style-name="Text_20_body">
      <style:text-properties officeooo:rsid="003e41d2" officeooo:paragraph-rsid="003e41d2"/>
    </style:style>
    <style:style style:name="P61" style:family="paragraph" style:parent-style-name="Text_20_body">
      <style:text-properties officeooo:rsid="0040f6e8" officeooo:paragraph-rsid="0040f6e8"/>
    </style:style>
    <style:style style:name="P62" style:family="paragraph" style:parent-style-name="Heading_20_2">
      <style:text-properties officeooo:paragraph-rsid="003c15c4"/>
    </style:style>
    <style:style style:name="P63" style:family="paragraph" style:parent-style-name="Heading_20_3">
      <style:text-properties officeooo:paragraph-rsid="003c15c4"/>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3b20"/>
    </style:style>
    <style:style style:name="T14" style:family="text">
      <style:text-properties officeooo:rsid="0012a012"/>
    </style:style>
    <style:style style:name="T15" style:family="text">
      <style:text-properties fo:color="#3f7f5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officeooo:rsid="0020880b"/>
    </style:style>
    <style:style style:name="T18" style:family="text">
      <style:text-properties fo:font-size="12pt" fo:font-weight="normal" officeooo:rsid="001f2ccf" style:font-size-asian="10.5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officeooo:rsid="002565c7" style:font-style-asian="italic" style:font-weight-asian="bold" style:font-style-complex="italic" style:font-weight-complex="bold"/>
    </style:style>
    <style:style style:name="T21" style:family="text">
      <style:text-properties officeooo:rsid="0021dc4f"/>
    </style:style>
    <style:style style:name="T22" style:family="text">
      <style:text-properties fo:font-style="normal" fo:font-weight="bold" officeooo:rsid="0021dc4f" style:font-style-asian="normal" style:font-weight-asian="bold" style:font-style-complex="normal" style:font-weight-complex="bold"/>
    </style:style>
    <style:style style:name="T23" style:family="text">
      <style:text-properties fo:font-style="normal" fo:font-weight="bold" officeooo:rsid="002565c7" style:font-style-asian="normal" style:font-weight-asian="bold" style:font-style-complex="normal" style:font-weight-complex="bold"/>
    </style:style>
    <style:style style:name="T24" style:family="text">
      <style:text-properties officeooo:rsid="002565c7"/>
    </style:style>
    <style:style style:name="T25" style:family="text">
      <style:text-properties officeooo:rsid="002f7040"/>
    </style:style>
    <style:style style:name="T26" style:family="text">
      <style:text-properties officeooo:rsid="003c15c4"/>
    </style:style>
    <style:style style:name="T27" style:family="text">
      <style:text-properties officeooo:rsid="0016e5f3"/>
    </style:style>
    <style:style style:name="T28" style:family="text">
      <style:text-properties officeooo:rsid="002644e0"/>
    </style:style>
    <style:style style:name="T29" style:family="text">
      <style:text-properties officeooo:rsid="001cc398"/>
    </style:style>
    <style:style style:name="T30" style:family="text">
      <style:text-properties officeooo:rsid="0018874d"/>
    </style:style>
    <style:style style:name="T31" style:family="text">
      <style:text-properties officeooo:rsid="00194747"/>
    </style:style>
    <style:style style:name="T32" style:family="text">
      <style:text-properties officeooo:rsid="0019edbb"/>
    </style:style>
    <style:style style:name="T33" style:family="text">
      <style:text-properties officeooo:rsid="0014fdf9"/>
    </style:style>
    <style:style style:name="T34" style:family="text">
      <style:text-properties officeooo:rsid="001334f2"/>
    </style:style>
    <style:style style:name="T35" style:family="text">
      <style:text-properties officeooo:rsid="00217765"/>
    </style:style>
    <style:style style:name="T36" style:family="text">
      <style:text-properties fo:color="#7f0055" style:font-name="Monospace" fo:font-size="10pt" fo:font-weight="bold" style:font-size-asian="10pt" style:font-weight-asian="bold"/>
    </style:style>
    <style:style style:name="T37" style:family="text">
      <style:text-properties fo:color="#6a3e3e" style:font-name="Monospace" fo:font-size="10pt" style:font-size-asian="10pt"/>
    </style:style>
    <style:style style:name="T38" style:family="text">
      <style:text-properties fo:color="#2a00ff" style:font-name="Monospace" fo:font-size="10pt" style:font-size-asian="10pt"/>
    </style:style>
    <style:style style:name="T39" style:family="text">
      <style:text-properties officeooo:rsid="0018ced7"/>
    </style:style>
    <style:style style:name="T40" style:family="text">
      <style:text-properties officeooo:rsid="00207ed3"/>
    </style:style>
    <style:style style:name="T41" style:family="text">
      <style:text-properties officeooo:rsid="001ac20e"/>
    </style:style>
    <style:style style:name="T42" style:family="text">
      <style:text-properties officeooo:rsid="001ba44f"/>
    </style:style>
    <style:style style:name="T43" style:family="text">
      <style:text-properties officeooo:rsid="00050b99"/>
    </style:style>
    <style:style style:name="T44" style:family="text">
      <style:text-properties officeooo:rsid="00061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nnay</text:h>
      <text:h text:style-name="Heading_20_3" text:outline-level="3">Ua</text:h>
      <text:p text:style-name="P13"><text:span text:style-name="T1">Art 3 : </text:span>Si terrain enclavé, une servitude de passage est nécessaire : pourrait être une règle à implémenter.. !</text:p>
      <text:p text:style-name="P13"/>
      <text:p text:style-name="P14">Art 7 : limite séparatives en fonction de la hauter des bat environnants <text:span text:style-name="T13">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5"/>
      <text:p text:style-name="P16">Art 10 : A implémenter : ne doit pas dépasser les hauteurs des batiments adjacents ou limite ultime (code </text:p>
      <text:p text:style-name="P16"/>
      <text:h text:style-name="Heading_20_2" text:outline-level="2">Marchaux </text:h>
      <text:p text:style-name="P1">Vla la règle perverse en article 7 : je verrais ça un autre jour mon frer. <text:span text:style-name="T14">Doit dépendre de la hauteur pour U et de du type de parcelle en limite pour AU</text:span></text:p>
      <text:p text:style-name="P2">article Ub6 : <text:span text:style-name="T12">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5">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56">RNU</text:p>
      <text:p text:style-name="P8">accessibilité : doit avoir accès à la voirie : même que pour les servitudes de passage ?! <text:bookmark-start text:name="__DdeLink__2440_68614380"/>(R111-5 et 6)<text:bookmark-end text:name="__DdeLink__2440_68614380"/> <text:span text:style-name="T5">rien (trop de </text:span><text:span text:style-name="T20">mais, </text:span><text:span text:style-name="T23">les extensions n’auraient pas besoin d’avoir accès à la route alors on ne va pas les limiter). </text:span></text:p>
      <text:p text:style-name="P8">article <text:span text:style-name="T17">R</text:span>111-15 : (art 8)</text:p>
      <text:p text:style-name="P9">Une distance d'au moins trois mètres peut être imposée entre deux bâtiments non contigus situés sur un terrain appartenant au même propriétaire. <text:span text:style-name="T21">Art_8 = 3 </text:span><text:span text:style-name="T4">Done </text:span></text:p>
      <text:p text:style-name="P8">article <text:span text:style-name="T17">R</text:span>111-16 : (art <text:span text:style-name="T24">6</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10"/>
      <text:p text:style-name="P10">Lorsqu'il existe une obligation de construire au retrait de l'alignement, la limite de ce retrait se substitue à l'alignement.<text:span text:style-name="T21">(</text:span><text:span text:style-name="T22">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21">(</text:span><text:span text:style-name="T22">On ne fera pas cas de cette exception)</text:span></text:p>
      <text:p text:style-name="P8">article <text:span text:style-name="T17">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9"/>
      <text:p text:style-name="P21">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19">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19">R. 111-17</text:span></text:a><text:span text:style-name="T19">,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L’article 111 -19 cit que ces règles peuvent toutefois être amandés (pariculierement si un PLU est en route). </text:p>
      <text:p text:style-name="P21"/>
      <text:p text:style-name="P55">Article R111-28<text:line-break/><text:span text:style-name="T19">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25"><text:soft-page-break/><text:span text:style-name="T18">Article R111-25</text:span><text:line-break/><text:span text:style-name="T19">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57"/>
      <text:p text:style-name="P58">À vérifier</text:p>
      <text:p text:style-name="Heading_20_1"/>
      <text:h text:style-name="P62" text:outline-level="2"><text:span text:style-name="T26">F</text:span>ontain</text:h>
      <text:p text:style-name="P26"/>
      <text:p text:style-name="P27">pour implémenter ce PLU dans les objets Regulation, il est nécessaire de faire plusieurs changements, comme article 6 distance max et pas min, art 7 obligation de se coller aux bâtiments déjà existants, </text:p>
      <text:p text:style-name="P28">Commune traversé par un pipline d’hypdrocarbure. Une zone ou un certain type de constructions sont interdite existe : prend on ça en compte ? (on peut se poser la même question pour les zones inondables) <text:span text:style-name="T27">ces considérations sont principalement pour les ERP, donc on va faire comme si ils n’existaient pas </text:span></text:p>
      <text:p text:style-name="P29"/>
      <text:p text:style-name="P30">A =Habitation sous condition d’être liée à l’exploitation. </text:p>
      <text:p text:style-name="P31">As : uniquement les extensions des <text:span text:style-name="T28">bâtiments</text:span> préexistants sont autorisés =&gt;</text:p>
      <text:p text:style-name="P31"/>
      <text:p text:style-name="P30"/>
      <text:p text:style-name="P30">Zone N : extensions résidentielles limités à 20m²</text:p>
      <text:p text:style-name="P30"/>
      <text:p text:style-name="P32">Ua :<text:span text:style-name="T1">habitation autorisé</text:span></text:p>
      <text:p text:style-name="P30"/>
      <text:p text:style-name="P33">Alignement : si alignement de façade des autres <text:span text:style-name="T29">bâtiments</text:span>, aligné. Sinon, 3m de recul max</text:p>
      <text:p text:style-name="P33">limites séparatives :<text:tab/>si <text:span text:style-name="T29">bâtiment</text:span> voisin touche, le nouveau <text:span text:style-name="T29">bâtiment</text:span> doit toucher aussi</text:p>
      <text:p text:style-name="P33"><text:tab/><text:tab/><text:tab/>sinon min (Hvoisin/2 ; 1,5)</text:p>
      <text:p text:style-name="P30"/>
      <text:p text:style-name="P33">construction d’une annexe autorisé avec restriction <text:s/>(h &lt; 4m (pignon) et 2,5m (gouttereau) et emprise au sol &lt;25m² )</text:p>
      <text:p text:style-name="P33"/>
      <text:p text:style-name="P34">pas de CES</text:p>
      <text:p text:style-name="P34"/>
      <text:p text:style-name="P33">hauteur : R+2 – max 4m</text:p>
      <text:p text:style-name="P34"/>
      <text:p text:style-name="P33"/>
      <text:p text:style-name="P30"><text:span text:style-name="T30">Ub :</text:span><text:span text:style-name="T7">habitation autorisé</text:span></text:p>
      <text:p text:style-name="P33">si alignement de façade des autres batiments, aligné. Sinon, <text:span text:style-name="T31">4</text:span>m de recul max</text:p>
      <text:p text:style-name="P33">limites séparatives :<text:tab/>min (Hvoisin/2 ; <text:span text:style-name="T31">4m</text:span>)</text:p>
      <text:p text:style-name="P33">construction d’une annexe autorisé avec restriction <text:s/>(h &lt; 4m (pignon) et 2,5m (gouttereau) et emprise au sol &lt;25m² )</text:p>
      <text:p text:style-name="P34">CES max = 50 %</text:p>
      <text:p text:style-name="P34">hmax = 6m(4 pour les annexes)</text:p>
      <text:p text:style-name="P33"/>
      <text:p text:style-name="P32">Ul : <text:span text:style-name="T1">habitations non autorisés</text:span></text:p>
      <text:p text:style-name="P17"/>
      <text:p text:style-name="P32"><text:span text:style-name="T12">Uy :</text:span><text:span text:style-name="T1"> habitation sous condition</text:span></text:p>
      <text:p text:style-name="P17"/>
      <text:p text:style-name="P17">1AUa <text:span text:style-name="T32">et b</text:span>:habitation autorisé</text:p>
      <text:p text:style-name="P35">en fond de parcelle <text:span text:style-name="T32">de AUa</text:span>, la construction est interdite en raison de la foret et du risque de chute d’arbres en cas d’évenements météorologique violent. Exclue t on cette zone aussi ?</text:p>
      <text:p text:style-name="P36">recul facade : 5m max</text:p>
      <text:p text:style-name="P37">limites séparatives :<text:tab/>min (Hvoisin/2 ; <text:span text:style-name="T31">4m</text:span>)</text:p>
      <text:p text:style-name="P38"><text:soft-page-break/>pas de CES</text:p>
      <text:p text:style-name="P38">Hauteur : AUa: 6m et a1 Aub:9m (extension 4m)</text:p>
      <text:p text:style-name="P38"><text:s/>pour la zone 1AUa, la hauteur ne doit pas non plus dépasser la crète</text:p>
      <text:p text:style-name="P39"/>
      <text:p text:style-name="P39"/>
      <text:p text:style-name="P17">2AUy :habitation sous condition</text:p>
      <text:p text:style-name="P17"/>
      <text:p text:style-name="P17"/>
      <text:p text:style-name="P17"/>
      <text:p text:style-name="P42">OAP (orientations d’aménagement programmé) sur les zones à urbaniser </text:p>
      <text:p text:style-name="P22">Ce document donne des infos pour comment aménager chaque zones. Est il automatique ? Quelle différence y a t il avec les ZAC ? </text:p>
      <text:p text:style-name="P24"/>
      <text:p text:style-name="P22"><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22"><text:span text:style-name="T19">préceptes morphologiques </text:span>: faitage parallèle ou perpendiculaire à la voirie <text:span text:style-name="T33">(le sens de faitage est renseigné sur le plan)</text:span></text:p>
      <text:p text:style-name="P22"><text:tab/><text:tab/><text:tab/><text:tab/><text:span text:style-name="T34">place de parking perpendiculaire à la voirie</text:span></text:p>
      <text:p text:style-name="P22"><text:tab/><text:tab/><text:tab/><text:tab/><text:span text:style-name="T34">constructions principales proches </text:span></text:p>
      <text:p text:style-name="P22"><text:tab/><text:tab/><text:tab/><text:tab/><text:span text:style-name="T35">bâtiment sur la hauteur de la zone: 20m de recul. </text:span></text:p>
      <text:p text:style-name="P22"><text:tab/><text:tab/><text:tab/><text:tab/><text:span text:style-name="T34">Hauteur même que dans PLU (cad?)</text:span></text:p>
      <text:p text:style-name="P22"/>
      <text:p text:style-name="P23">concordance des dates entre les données, les objectifs et ce qui à déjà été fait ? Pavillons </text:p>
      <text:p text:style-name="P22"><text:tab/></text:p>
      <text:p text:style-name="P22"><text:span text:style-name="T36">if</text:span><text:span text:style-name="T16"> (</text:span><text:span text:style-name="T37">typez</text:span><text:span text:style-name="T16">.equals(</text:span><text:span text:style-name="T38">"Ua"</text:span><text:span text:style-name="T16">)) {</text:span></text:p>
      <text:p text:style-name="P59"><text:span text:style-name="T16"><text:tab/><text:tab/><text:tab/><text:tab/><text:tab/></text:span><text:span text:style-name="T37">distReculVoirie</text:span><text:span text:style-name="T16"> = 3;</text:span></text:p>
      <text:p text:style-name="P59"><text:span text:style-name="T16"><text:tab/><text:tab/><text:tab/><text:tab/><text:tab/></text:span><text:span text:style-name="T15">// Distance to bottom of the parcel</text:span></text:p>
      <text:p text:style-name="P59"><text:span text:style-name="T16"><text:tab/><text:tab/><text:tab/><text:tab/><text:tab/></text:span><text:span text:style-name="T37">distReculFond</text:span><text:span text:style-name="T16"> = 1.5;</text:span></text:p>
      <text:p text:style-name="P59"><text:span text:style-name="T16"><text:tab/><text:tab/><text:tab/><text:tab/><text:tab/></text:span><text:span text:style-name="T15">// Distance to lateral parcel limits</text:span></text:p>
      <text:p text:style-name="P59"><text:span text:style-name="T16"><text:tab/><text:tab/><text:tab/><text:tab/><text:tab/></text:span><text:span text:style-name="T37">distReculLat</text:span><text:span text:style-name="T16"> = 1.5;</text:span></text:p>
      <text:p text:style-name="P59"><text:span text:style-name="T16"><text:tab/><text:tab/><text:tab/><text:tab/><text:tab/></text:span><text:span text:style-name="T15">// Distance between two buildings of a parcel</text:span></text:p>
      <text:p text:style-name="P59"><text:span text:style-name="T16"><text:tab/><text:tab/><text:tab/><text:tab/><text:tab/></text:span><text:span text:style-name="T37">distanceInterBati</text:span><text:span text:style-name="T16"> = 3;</text:span></text:p>
      <text:p text:style-name="P59"><text:span text:style-name="T16"><text:tab/><text:tab/><text:tab/><text:tab/><text:tab/></text:span><text:span text:style-name="T15">// Maximal ratio built area</text:span></text:p>
      <text:p text:style-name="P59"><text:span text:style-name="T16"><text:tab/><text:tab/><text:tab/><text:tab/><text:tab/></text:span><text:span text:style-name="T37">maximalCES</text:span><text:span text:style-name="T16"> = 1;</text:span></text:p>
      <text:p text:style-name="P59"><text:span text:style-name="T16"><text:tab/><text:tab/><text:tab/><text:tab/><text:tab/></text:span><text:span text:style-name="T37">maximalhauteur</text:span><text:span text:style-name="T16"> = 6;</text:span></text:p>
      <text:p text:style-name="P59"><text:span text:style-name="T16"><text:tab/><text:tab/><text:tab/><text:tab/>} </text:span><text:span text:style-name="T36">else</text:span><text:span text:style-name="T16"> </text:span><text:span text:style-name="T36">if</text:span><text:span text:style-name="T16"> (</text:span><text:span text:style-name="T37">typez</text:span><text:span text:style-name="T16">.equals(</text:span><text:span text:style-name="T38">"Ub"</text:span><text:span text:style-name="T16">)) {</text:span></text:p>
      <text:p text:style-name="P59"><text:span text:style-name="T16"><text:tab/><text:tab/><text:tab/><text:tab/><text:tab/></text:span><text:span text:style-name="T37">distReculVoirie</text:span><text:span text:style-name="T16"> = 4;</text:span></text:p>
      <text:p text:style-name="P59"><text:span text:style-name="T16"><text:tab/><text:tab/><text:tab/><text:tab/><text:tab/></text:span><text:span text:style-name="T15">// Distance to bottom of the parcel</text:span></text:p>
      <text:p text:style-name="P59"><text:span text:style-name="T16"><text:tab/><text:tab/><text:tab/><text:tab/><text:tab/></text:span><text:span text:style-name="T37">distReculFond</text:span><text:span text:style-name="T16"> = 1.5;</text:span></text:p>
      <text:p text:style-name="P59"><text:span text:style-name="T16"><text:tab/><text:tab/><text:tab/><text:tab/><text:tab/></text:span><text:span text:style-name="T15">// Distance to lateral parcel limits</text:span></text:p>
      <text:p text:style-name="P59"><text:span text:style-name="T16"><text:tab/><text:tab/><text:tab/><text:tab/><text:tab/></text:span><text:span text:style-name="T37">distReculLat</text:span><text:span text:style-name="T16"> = 1.5;</text:span></text:p>
      <text:p text:style-name="P59"><text:span text:style-name="T16"><text:tab/><text:tab/><text:tab/><text:tab/><text:tab/></text:span><text:span text:style-name="T15">// Distance between two buildings of a parcel</text:span></text:p>
      <text:p text:style-name="P59"><text:span text:style-name="T16"><text:tab/><text:tab/><text:tab/><text:tab/><text:tab/></text:span><text:span text:style-name="T37">distanceInterBati</text:span><text:span text:style-name="T16"> = 3;</text:span></text:p>
      <text:p text:style-name="P59"><text:span text:style-name="T16"><text:tab/><text:tab/><text:tab/><text:tab/><text:tab/></text:span><text:span text:style-name="T15">// Maximal ratio built area</text:span></text:p>
      <text:p text:style-name="P59"><text:span text:style-name="T16"><text:tab/><text:tab/><text:tab/><text:tab/><text:tab/></text:span><text:span text:style-name="T37">maximalCES</text:span><text:span text:style-name="T16"> = 0.5;</text:span></text:p>
      <text:p text:style-name="P59"><text:span text:style-name="T16"><text:tab/><text:tab/><text:tab/><text:tab/><text:tab/></text:span><text:span text:style-name="T37">maximalhauteur</text:span><text:span text:style-name="T16"> = 6;</text:span></text:p>
      <text:p text:style-name="P43"><text:tab/><text:tab/><text:tab/><text:tab/>}</text:p>
      <text:p text:style-name="P44">paramètres utilisés</text:p>
      <text:p text:style-name="P45"/>
      <text:h text:style-name="P62" text:outline-level="2">Roches les beauprès</text:h>
      <text:p text:style-name="P46"/>
      <text:h text:style-name="P63" text:outline-level="3"><text:soft-page-break/>Zones U :</text:h>
      <text:p text:style-name="P47">Zones Ua : elles couvrent le village ancien au bâti traditionnel plus dense et des secteurs proches ; elle est vouée au rôle de centralité multifonctionnelle </text:p>
      <text:p text:style-name="P48"><text:span text:style-name="T19">autorisation d’extension résidentielle </text:span>: oui</text:p>
      <text:p text:style-name="P48">Continuité sur au moins un pan de limite séparative donnant sur une voie au moins (mais le règlement comprends les murs de propriété. Ça fausse tout?!)</text:p>
      <text:p text:style-name="P48">Fond de parcelle libre</text:p>
      <text:p text:style-name="P48">Pas de CES <text:span text:style-name="T39">ni COS</text:span></text:p>
      <text:p text:style-name="P49">hauteur max : pas plus de R+2 (sans compter les combles) (sans parler des extensions si les batiments éxistants sont plus hauts </text:p>
      <text:p text:style-name="P18">habitations admises</text:p>
      <text:p text:style-name="P47"/>
      <text:p text:style-name="P47">- Zone Ub-a : elle couvre une zone d’extension multifonctionnelle, sans rôle de centralité à court terme, mais avec un bâti plus dense <text:s/><text:span text:style-name="T8">habitations admises</text:span></text:p>
      <text:p text:style-name="P50">limite de façade: alignement ou repère graphique sur le doc </text:p>
      <text:p text:style-name="P50">limite séparatives : si voirie aligné ; sinon libres </text:p>
      <text:p text:style-name="P40">CES <text:span text:style-name="T40">et autre bat </text:span>: <text:span text:style-name="T40">na</text:span></text:p>
      <text:p text:style-name="P40">hauteur : <text:span text:style-name="T40">R+2 ; 5m pour les emprises &lt;4m des limites séparatives</text:span></text:p>
      <text:p text:style-name="P19"/>
      <text:p text:style-name="P47"/>
      <text:p text:style-name="P47">- Zones Ub : elles couvrent des extensions plus récentes au bâti diffus peu dense à large dominante d’habitat <text:span text:style-name="T8">habitations admises</text:span></text:p>
      <text:p text:style-name="P40">limites de facade : &gt;2m (ou aligné en cas d’alignement préexistant)</text:p>
      <text:p text:style-name="P40">limites séparatives : 0 ou &gt;4m exceptions (si bat préexistant € 0;4m, présence d’une voie ; volume&lt;100m² ) </text:p>
      <text:p text:style-name="P41">possibilité de créer une bande pour cette zone car tout ce qui est à 4m des limites séparatives est soumis à un CES (et d’autres conditions)</text:p>
      <text:p text:style-name="P40">CES <text:span text:style-name="T40">et autre bat </text:span>: <text:span text:style-name="T40">na</text:span></text:p>
      <text:p text:style-name="P40">hauteur : <text:span text:style-name="T40">R+2 max</text:span></text:p>
      <text:p text:style-name="P19">accepte la densification</text:p>
      <text:p text:style-name="P40"/>
      <text:p text:style-name="P40"/>
      <text:p text:style-name="P40">exception pour les logements sociaux : suit l’article L 123-1-3 (mais pas trouvé de quoi il s’agit)</text:p>
      <text:p text:style-name="P18"/>
      <text:p text:style-name="P47">- Zones Ul : elles couvrent deux zones à vocation d’équipements sportifs et de loisirs, <text:span text:style-name="T9">pas d’habitations admises</text:span></text:p>
      <text:p text:style-name="P47">- Zones Uy : elles couvrent des zones d’activité existante. Elles comportent trois sous-secteurs :</text:p>
      <text:p text:style-name="P47"><text:tab/>- Uya, voué aux activités artisanales, <text:s/><text:span text:style-name="T8">habitations </text:span><text:span text:style-name="T10">sous conditions d’explotations</text:span></text:p>
      <text:p text:style-name="P47"><text:tab/>- Uyb, secteur accueillant des activités compatibles avec la zone d’habitat voisine, <text:tab/><text:span text:style-name="T8">habitations </text:span><text:span text:style-name="T10">sous conditions d’explotations</text:span></text:p>
      <text:p text:style-name="P47"><text:tab/>- Uyc, destiné à terme à devenir un secteur d’habitation. <text:span text:style-name="T11">Habitations admises </text:span><text:span text:style-name="T8">à terme</text:span></text:p>
      <text:p text:style-name="P47"/>
      <text:p text:style-name="P47">- Zone Ue : elle couvre des écarts bâtis ne disposant pas de tous les équipements publics, pouvant accueillir encore quelques constructions sous certaines conditions. <text:span text:style-name="T40">Pareil que Ub</text:span></text:p>
      <text:p text:style-name="P50">Parcelle de 1000m² min</text:p>
      <text:p text:style-name="P20"/>
      <text:h text:style-name="P63" text:outline-level="3">Zones AU :</text:h>
      <text:p text:style-name="P47">Zones 1 AU : elles couvrent des zones bénéficiant de tous les réseaux publics à leur périphérie immédiate, permettant leur aménagement comme zones d’habitat ; <text:span text:style-name="T40">même morphologique que la zone Ub. </text:span>ZAC Les Vignottes <text:span text:style-name="T40">avec maitrise totale du foncier. <text:tab/></text:span> <text:span text:style-name="T8">habitations admises</text:span></text:p>
      <text:p text:style-name="P47"/>
      <text:p text:style-name="P47"><text:soft-page-break/>Zone 1 AU-y : elle couvre une zone destinée à prolonger une zone Uy et bénéficiant à sa périphérie immédiate des réseaux permettant son aménagement,</text:p>
      <text:p text:style-name="P51">même préscription de constructibilité que l<text:span text:style-name="T40">a</text:span> zone Uy <text:span text:style-name="T8">habitations </text:span><text:span text:style-name="T10">sous conditions d’explotations</text:span></text:p>
      <text:p text:style-name="P47"/>
      <text:p text:style-name="P47">Zone 2 AU : <text:span text:style-name="T41">Zone i</text:span>nconstructible, cette zone pou<text:span text:style-name="T41">vant</text:span> s’ouvrir à l’urbanisation après nouvelle évolution du PLU. <text:span text:style-name="T11">Habitations admises </text:span><text:span text:style-name="T8">à terme</text:span></text:p>
      <text:p text:style-name="P51"/>
      <text:p text:style-name="P47"/>
      <text:p text:style-name="P47"/>
      <text:h text:style-name="P63" text:outline-level="3">Zones A :</text:h>
      <text:p text:style-name="P47">Elles couvrent des secteurs où demeurent des terres favorables à l’activité agricole dominante :</text:p>
      <text:p text:style-name="P47">l’élevage, et aux autres activités agricoles.</text:p>
      <text:p text:style-name="P52">Construction interdite. Difference entre les deux zones est qu’en zone A, il est possible d’y construire un logement que si il est liée à l’activité agricole du terrain. </text:p>
      <text:p text:style-name="P53">Zone A : <text:span text:style-name="T8">habitations </text:span><text:span text:style-name="T1">sous conditions</text:span></text:p>
      <text:p text:style-name="P53">Zone Ab : <text:span text:style-name="T8">habitations </text:span><text:span text:style-name="T1">interdites</text:span><text:tab/></text:p>
      <text:p text:style-name="P20"/>
      <text:p text:style-name="P20"/>
      <text:h text:style-name="P63" text:outline-level="3">Zones N :</text:h>
      <text:p text:style-name="P47">La zone N est une zone de protection des milieux naturels et des forêts. <text:s/><text:span text:style-name="T42">Pas de constructions possibles. <text:tab/></text:span></text:p>
      <text:p text:style-name="P53"><text:span text:style-name="T8">habitations </text:span><text:span text:style-name="T1">interdites</text:span></text:p>
      <text:p text:style-name="P45"/>
      <text:h text:style-name="P62" text:outline-level="2"><text:span text:style-name="T43">Pirey 25454</text:span> (?)</text:h>
      <text:p text:style-name="P54">Gérer la</text:p>
      <text:p text:style-name="P54">7 différentes zones AU qui préfigurent en quelque sorte les nouvelles parcelles à urbaniser.</text:p>
      <text:p text:style-name="P54">Contrainte en limite séparative de zone Ua de « aligné ou à 4m de recul ». Comment gère t on l’alignement avec d’autre bâtiments ?</text:p>
      <text:p text:style-name="P45"/>
      <text:p text:style-name="P45"/>
      <text:h text:style-name="P62" text:outline-level="2">Boussière</text:h>
      <text:p text:style-name="P11">Pareil qu’à Pirey, la limite à la voirie doit être alignée si les autres constructions sont elles aussi allignés. </text:p>
      <text:p text:style-name="P11">Hauteur minimale étranges pour plusieurs raison </text:p>
      <text:p text:style-name="P11"><text:tab/>Dépend de l’implantation du batiment, si il est situé en limite de parcelle <text:span text:style-name="T44">(si il l’est, 7 mètres au faitage et 3,5 à l’égout, si il ne l’est pas 6,5 mètres à l’égout, mais cette règle ne s’applique pas dans le cas de logements jumelés ou groupés)</text:span></text:p>
      <text:p text:style-name="P11"><text:tab/>en zone inondable régies par le PPRI</text:p>
      <text:p text:style-name="P11"/>
      <text:h text:style-name="Heading_20_2" text:outline-level="2">Chaudefontaine </text:h>
      <text:p text:style-name="P12">article 7 compliqué (en fonction de la rivière blabla)</text:p>
      <text:p text:style-name="P12"><text:soft-page-break/>Pour les zones AU, il est nécessaire de construire 6000m² de terrain pour que l’opération soit accepté. (pas prévu de l’implémenter)</text:p>
      <text:p text:style-name="P12">Recul de 30m par rapport aux bois (à implanter dans les SUP?)</text:p>
      <text:p text:style-name="P12"/>
      <text:h text:style-name="Heading_20_2" text:outline-level="2">Serre les sapin</text:h>
      <text:p text:style-name="P61">Ub Art 8 : Règle concernant les ouvertures et leurs angles d’ouverture au ciel</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1-07T20:02:49.730554116</dc:date>
    <meta:editing-duration>P1DT7H51M5S</meta:editing-duration>
    <meta:editing-cycles>17</meta:editing-cycles>
    <meta:generator>LibreOffice/6.0.6.2$Linux_X86_64 LibreOffice_project/00m0$Build-2</meta:generator>
    <meta:document-statistic meta:table-count="0" meta:image-count="0" meta:object-count="0" meta:page-count="9" meta:paragraph-count="151" meta:word-count="1986" meta:character-count="11983" meta:non-whitespace-character-count="9979"/>
  </office:meta>
</office:document-meta>
</file>